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580000001F643C66CD5C236A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78.23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5.6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solid" style:text-line-through-type="singl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solid" style:text-line-through-type="singl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underline-style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4" style:family="table-cell" style:parent-style-name="Default">
      <style:table-cell-properties fo:border="0.06pt solid #000000"/>
      <style:text-properties style:font-name="Liberation Serif"/>
    </style:style>
    <style:style style:name="ce37" style:family="table-cell" style:parent-style-name="Default">
      <style:text-properties style:font-name="Liberation Seri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7" style:family="table-cell" style:parent-style-name="Default" style:data-style-name="N10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 0mm 0mm 0mm)" draw:image-opacity="100%" style:mirror="none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24.14mm" svg:height="8.22mm" svg:x="22.57mm" svg:y="188.93mm">
            <draw:image xlink:href="Pictures/10000201000000580000001F643C66CD5C236AAC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Default"/>
        <table:table-column table:style-name="co1" table:number-columns-repeated="2" table:default-cell-style-name="ce6"/>
        <table:table-column table:style-name="co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 </text:p>
          </table:table-cell>
          <table:table-cell table:style-name="ce7" office:value-type="string">
            <text:p>Estructura</text:p>
          </table:table-cell>
          <table:table-cell/>
          <table:table-cell table:style-name="ce1" office:value-type="string">
            <text:p> </text:p>
          </table:table-cell>
          <table:table-cell table:style-name="ce7" office:value-type="string">
            <text:p>Electrónica</text:p>
          </table:table-cell>
          <table:table-cell table:number-columns-repeated="3"/>
          <table:table-cell table:style-name="ce16" office:value-type="string">
            <text:p>Presupuesto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ntidad</text:p>
          </table:table-cell>
          <table:table-cell table:style-name="ce8" office:value-type="string">
            <text:p>Elemento</text:p>
          </table:table-cell>
          <table:table-cell/>
          <table:table-cell table:style-name="ce2" office:value-type="string">
            <text:p>Cantidad</text:p>
          </table:table-cell>
          <table:table-cell table:style-name="ce8" office:value-type="string">
            <text:p>Elemento</text:p>
          </table:table-cell>
          <table:table-cell table:number-columns-repeated="3"/>
          <table:table-cell table:style-name="ce14" office:value-type="string">
            <text:p>1.1</text:p>
          </table:table-cell>
          <table:table-cell table:style-name="ce17" table:formula="oooc:=65000+50000" office:value-type="currency" office:currency="COP" office:value="115000">
            <office:annotation draw:style-name="gr2" draw:text-style-name="P3" svg:width="28.99mm" svg:height="13.86mm" svg:x="333.69mm" svg:y="0mm" draw:caption-point-x="-6.1mm" draw:caption-point-y="4.59mm">
              <dc:creator>FS</dc:creator>
              <dc:date>2018-02-23T00:00:00</dc:date>
              <text:p text:style-name="P2"><text:span text:style-name="T1">BLTouch+50000, Inductivo: +5000</text:span></text:p>
              <text:p text:style-name="P2"><text:span text:style-name="T1"><text:s/></text:span></text:p>
            </office:annotation>
            <text:p>$115.000</text:p>
          </table:table-cell>
          <table:table-cell table:style-name="ce15" office:value-type="string">
            <text:p>Electrónica básica + DRV8825 Missing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Marco de Aluminio/Acrilico</text:p>
          </table:table-cell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Arduino Mega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string">
            <text:p>1.2</text:p>
          </table:table-cell>
          <table:table-cell table:style-name="ce17" office:value-type="currency" office:currency="COP" office:value="42000">
            <text:p>$42.000</text:p>
          </table:table-cell>
          <table:table-cell table:style-name="ce15" office:value-type="string">
            <text:p>Mecánica movimient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Juego de piezas imprimibles</text:p>
          </table:table-cell>
          <table:table-cell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Ramps 1.4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17" office:value-type="currency" office:currency="COP" office:value="134100">
            <text:p>$134.100</text:p>
          </table:table-cell>
          <table:table-cell table:style-name="ce15" office:value-type="string">
            <text:p>Motores</text:p>
          </table:table-cell>
        </table:table-row>
        <table:table-row table:style-name="ro1">
          <table:table-cell table:style-name="ce3" office:value-type="string">
            <text:p> </text:p>
          </table:table-cell>
          <table:table-cell table:style-name="ce9" office:value-type="string">
            <text:p>Varillas Roscadas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HotEnd</text:p>
          </table:table-cell>
          <table:table-cell office:value-type="string">
            <text:p>3.1</text:p>
          </table:table-cell>
          <table:table-cell table:number-columns-repeated="2"/>
          <table:table-cell table:style-name="ce14" office:value-type="string">
            <text:p>3.1</text:p>
          </table:table-cell>
          <table:table-cell table:style-name="ce17" office:value-type="currency" office:currency="COP" office:value="42000">
            <text:p>$42.000</text:p>
          </table:table-cell>
          <table:table-cell table:style-name="ce15" office:value-type="string">
            <text:p>Hotend 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10 (380mm)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Cama caliente 200x200mm</text:p>
          </table:table-cell>
          <table:table-cell office:value-type="string">
            <text:p>3.3</text:p>
          </table:table-cell>
          <table:table-cell table:number-columns-repeated="2"/>
          <table:table-cell table:style-name="ce14" office:value-type="string">
            <text:p>3.2</text:p>
          </table:table-cell>
          <table:table-cell table:style-name="ce17" office:value-type="currency" office:currency="COP" office:value="90000">
            <text:p>$90.000</text:p>
          </table:table-cell>
          <table:table-cell table:style-name="ce15" office:value-type="string">
            <text:p>Extrusor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Métrica 8 (210mm)</text:p>
          </table:table-cell>
          <table:table-cell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Pololu + disipador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float" office:value="4">
            <text:p>4</text:p>
          </table:table-cell>
          <table:table-cell table:style-name="ce17" office:value-type="currency" office:currency="COP" office:value="90000">
            <text:p>$90.000</text:p>
          </table:table-cell>
          <table:table-cell table:style-name="ce15" office:value-type="string">
            <text:p>Marco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5 (295mm)</text:p>
          </table:table-cell>
          <table:table-cell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Termistor de 100K</text:p>
          </table:table-cell>
          <table:table-cell office:value-type="string">
            <text:p>3.3</text:p>
          </table:table-cell>
          <table:table-cell table:number-columns-repeated="2"/>
          <table:table-cell table:style-name="ce14" office:value-type="float" office:value="5">
            <text:p>5</text:p>
          </table:table-cell>
          <table:table-cell table:style-name="ce17" office:value-type="currency" office:currency="COP" office:value="90000">
            <text:p>$90.000</text:p>
          </table:table-cell>
          <table:table-cell table:style-name="ce15" office:value-type="string">
            <text:p>Vitaminas + Endstop</text:p>
          </table:table-cell>
        </table:table-row>
        <table:table-row table:style-name="ro1">
          <table:table-cell table:style-name="ce3" office:value-type="string">
            <text:p> </text:p>
          </table:table-cell>
          <table:table-cell table:style-name="ce9" office:value-type="string">
            <text:p>Varillas Lisas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Fuente de alimentación 12v. (al menos de 20A)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style-name="ce17" table:formula="oooc:=40000+40000" office:value-type="currency" office:currency="COP" office:value="80000">
            <text:p>$80.000</text:p>
          </table:table-cell>
          <table:table-cell table:style-name="ce15" office:value-type="string">
            <text:p>Estructura: varillas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8 (345mm) EJE Y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antalla LCD (opcional)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7" table:formula="oooc:=10000+35000+20000+25000+4000+15000" office:value-type="currency" office:currency="COP" office:value="109000">
            <text:p>$109.000</text:p>
          </table:table-cell>
          <table:table-cell table:style-name="ce15" office:value-type="string">
            <text:p>Tornilleria, Hot-bed y otros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8 (320mm) EJE Z</text:p>
          </table:table-cell>
          <table:table-cell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Finales de carrera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4" office:value-type="float" office:value="8">
            <text:p>8</text:p>
          </table:table-cell>
          <table:table-cell table:style-name="ce17" table:formula="oooc:=0+80000" office:value-type="currency" office:currency="COP" office:value="80000">
            <text:p>$80.000</text:p>
          </table:table-cell>
          <table:table-cell table:style-name="ce15" office:value-type="string">
            <text:p>Power Suply + LCD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étrica 8 (380mm) EJE X</text:p>
          </table:table-cell>
          <table:table-cell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Ventilador (electrónica) x2 / x1 Radial</text:p>
          </table:table-cell>
          <table:table-cell office:value-type="string">
            <text:p>1.1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7" office:value-type="currency" office:currency="COP" office:value="83000">
            <text:p>$83.000</text:p>
          </table:table-cell>
          <table:table-cell table:style-name="ce15" office:value-type="string">
            <text:p>Filament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Métrica 8 (20mm)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Juego de cableado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table:style-name="ce17"/>
          <table:table-cell table:style-name="ce15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/>
          <table:table-cell table:style-name="ce14" office:value-type="float" office:value="1">
            <text:p>1</text:p>
          </table:table-cell>
          <table:table-cell table:style-name="ce34" office:value-type="string">
            <text:p>Sensor de proximidad Nivel (Inductivo, BLTouch)</text:p>
          </table:table-cell>
          <table:table-cell office:value-type="string">
            <text:p>1.1</text:p>
          </table:table-cell>
          <table:table-cell table:number-columns-repeated="3"/>
          <table:table-cell table:style-name="ce16" office:value-type="string">
            <text:p>Subtotal</text:p>
          </table:table-cell>
          <table:table-cell table:style-name="ce16" table:formula="oooc:=SUM([.J2:.J13])" office:value-type="float" office:value="955100">
            <text:p>955100</text:p>
          </table:table-cell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/>
          <table:table-cell table:style-name="ce35" office:value-type="float" office:value="5">
            <text:p>5</text:p>
          </table:table-cell>
          <table:table-cell table:style-name="ce37" office:value-type="string">
            <text:p>DRV8825 Missing</text:p>
          </table:table-cell>
          <table:table-cell office:value-type="string">
            <text:p>1.1</text:p>
          </table:table-cell>
          <table:table-cell table:number-columns-repeated="5"/>
        </table:table-row>
        <table:table-row table:style-name="ro2">
          <table:table-cell table:style-name="ce1" office:value-type="string">
            <text:p> </text:p>
          </table:table-cell>
          <table:table-cell table:style-name="ce7" office:value-type="string">
            <text:p>Mecánica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Cantidad</text:p>
          </table:table-cell>
          <table:table-cell table:style-name="ce8" office:value-type="string">
            <text:p>Element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office:value-type="string">
            <text:p>Motores NEMA 17</text:p>
          </table:table-cell>
          <table:table-cell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7" office:value-type="string">
            <text:p>Tuercas , tornillería y arandelas</text:p>
          </table:table-cell>
          <table:table-cell table:number-columns-repeated="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Correas GT2</text:p>
          </table:table-cell>
          <table:table-cell office:value-type="string">
            <text:p>1.2</text:p>
          </table:table-cell>
          <table:table-cell table:style-name="ce2" office:value-type="string">
            <text:p> Cantidad</text:p>
          </table:table-cell>
          <table:table-cell table:style-name="ce8" office:value-type="string">
            <text:p>Elemento</text:p>
          </table:table-cell>
          <table:table-cell table:number-columns-repeated="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Poleas GT2</text:p>
          </table:table-cell>
          <table:table-cell office:value-type="string">
            <text:p>1.2</text:p>
          </table:table-cell>
          <table:table-cell table:style-name="ce3" office:value-type="string">
            <text:p> </text:p>
          </table:table-cell>
          <table:table-cell table:style-name="ce8" office:value-type="string">
            <text:p>Tuerca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9" office:value-type="string">
            <text:p>Rodamiento LM8UU</text:p>
          </table:table-cell>
          <table:table-cell office:value-type="string">
            <text:p>1.2</text:p>
          </table:table-cell>
          <table:table-cell table:style-name="ce3" office:value-type="float" office:value="12">
            <text:p>12</text:p>
          </table:table-cell>
          <table:table-cell table:style-name="ce9" office:value-type="string">
            <text:p>Métrica 1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Rodamiento 623zz</text:p>
          </table:table-cell>
          <table:table-cell office:value-type="string">
            <text:p>1.2</text:p>
          </table:table-cell>
          <table:table-cell table:style-name="ce3" office:value-type="float" office:value="24">
            <text:p>24</text:p>
          </table:table-cell>
          <table:table-cell table:style-name="ce9" office:value-type="string">
            <text:p>Métrica 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Rodamiento 608zz</text:p>
          </table:table-cell>
          <table:table-cell office:value-type="string">
            <text:p>1.2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Métrica 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Acoples eje Z </text:p>
          </table:table-cell>
          <table:table-cell office:value-type="string">
            <text:p>1.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1" office:value-type="string">
            <text:p>Tornillo extrusor (hobed bolt)</text:p>
          </table:table-cell>
          <table:table-cell table:style-name="ce12" office:value-type="string">
            <text:p>3.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office:value-type="string">
            <text:p>Muelle Cama Caliente (20-25mm)</text:p>
          </table:table-cell>
          <table:table-cell office:value-type="float" office:value="7">
            <text:p>7</text:p>
          </table:table-cell>
          <table:table-cell table:style-name="ce2" office:value-type="string">
            <text:p> Cantidad</text:p>
          </table:table-cell>
          <table:table-cell table:style-name="ce8" office:value-type="string">
            <text:p>Tornillerí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Muelles Extrusor</text:p>
          </table:table-cell>
          <table:table-cell table:style-name="ce13" office:value-type="string">
            <text:p>3.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4 (25,50mm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string">
            <text:p>624zz</text:p>
          </table:table-cell>
          <table:table-cell office:value-type="float" office:value="1.2">
            <text:p>1,2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3 (10, 20, 25, 40mm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/>
          <table:table-cell table:style-name="ce3" office:value-type="string">
            <text:p> </text:p>
          </table:table-cell>
          <table:table-cell table:style-name="ce9" office:value-type="string">
            <text:p>Arandelas 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ce3" office:value-type="float" office:value="8">
            <text:p>8</text:p>
          </table:table-cell>
          <table:table-cell table:style-name="ce9" office:value-type="string">
            <text:p>Métrica 1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 </text:p>
          </table:table-cell>
          <table:table-cell table:style-name="ce7" office:value-type="string">
            <text:p>Varios</text:p>
          </table:table-cell>
          <table:table-cell/>
          <table:table-cell table:style-name="ce3" office:value-type="float" office:value="4">
            <text:p>4</text:p>
          </table:table-cell>
          <table:table-cell table:style-name="ce9" office:value-type="string">
            <text:p>Métrica 10 de ala ancha (para el marco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Espejo / Cristal 214x214</text:p>
          </table:table-cell>
          <table:table-cell office:value-type="float" office:value="7">
            <text:p>7</text:p>
          </table:table-cell>
          <table:table-cell table:style-name="ce3" office:value-type="float" office:value="24">
            <text:p>24</text:p>
          </table:table-cell>
          <table:table-cell table:style-name="ce9" office:value-type="string">
            <text:p>Métrica 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Cable alimentación</text:p>
          </table:table-cell>
          <table:table-cell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Cinta Kapton</text:p>
          </table:table-cell>
          <table:table-cell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9" office:value-type="string">
            <text:p>Métrica 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style-name="ce3" office:value-type="string">
            <text:p>-</text:p>
          </table:table-cell>
          <table:table-cell table:style-name="ce9" office:value-type="string">
            <text:p>Bridas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ca</text:p>
          </table:table-cell>
          <table:table-cell table:number-columns-repeated="9"/>
        </table:table-row>
        <table:table-row table:style-name="ro2" table:number-rows-repeated="3"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>
            <text:p>Ref:</text:p>
          </table:table-cell>
          <table:table-cell office:value-type="string">
            <text:p>https://kitprinter3d.com/es/</text:p>
          </table:table-cell>
          <table:table-cell table:number-columns-repeated="9"/>
        </table:table-row>
        <table:table-row table:style-name="ro2">
          <table:table-cell table:style-name="Default"/>
          <table:table-cell office:value-type="string">
            <text:p>www.zonamaker.com/tienda/es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23" office:value-type="string" table:number-columns-spanned="11" table:number-rows-spanned="1">
            <text:p>Esta obra está licenciada bajo la Licencia Creative Commons Atribución-NoComercial 4.0 Internacional. Para ver una copia de esta licencia, visita http://creativecommons.org/licenses/by-nc/4.0/.</text:p>
          </table:table-cell>
          <table:covered-table-cell table:number-columns-repeated="10"/>
        </table:table-row>
        <table:table-row table:style-name="ro2" table:number-rows-repeated="16"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>
          <table:table-cell table:style-name="ce4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9"/>
        </table:table-row>
        <table:table-row table:style-name="ro2" table:number-rows-repeated="104850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17:05:54.1342506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7-02-11T19:34:31.916122399</meta:creation-date>
    <dc:date>2018-02-23T17:07:20.656181830</dc:date>
    <meta:editing-duration>PT2H8M42S</meta:editing-duration>
    <meta:editing-cycles>81</meta:editing-cycles>
    <meta:generator>LibreOffice/6.0.1.1$Linux_X86_64 LibreOffice_project/60bfb1526849283ce2491346ed2aa51c465abfe6</meta:generator>
    <dc:creator>Fabian Salamanca</dc:creator>
    <meta:document-statistic meta:table-count="1" meta:cell-count="238" meta:object-count="1"/>
  </office:meta>
</office:document-meta>
</file>